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am Poe</text:p>
      <text:p text:style-name="P1"/>
      <text:p text:style-name="P1">Our team Poe is a bunch of good looking and nature orientated people with a passion for surfing, yoga and good company. For all of us Sri Lanka is a special place and we want to ensure you will experience the same in our retreat, running around, feeling free in bikinis and board short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7-01T16:03:42.85</meta:creation-date>
    <dc:date>2015-07-01T17:09:23.02</dc:date>
    <meta:editing-duration>PT3M35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2" meta:word-count="56" meta:character-count="296"/>
  </office:meta>
</office:document-meta>
</file>